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74pt solid #00000a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>
      <style:paragraph-properties fo:margin-left="0.75in" fo:margin-right="0in" fo:text-indent="-0.25in" style:auto-text-indent="false"/>
    </style:style>
    <style:style style:name="P5" style:family="paragraph" style:parent-style-name="List_20_Paragraph" style:list-style-name="WWNum4">
      <style:paragraph-properties fo:margin-left="0.75in" fo:margin-right="0in" fo:text-indent="-0.25in" style:auto-text-indent="false"/>
    </style:style>
    <style:style style:name="P6" style:family="paragraph" style:parent-style-name="List_20_Paragraph" style:list-style-name="WWNum3">
      <style:paragraph-properties fo:margin-left="0.75in" fo:margin-right="0in" fo:text-indent="-0.25in" style:auto-text-indent="false"/>
    </style:style>
    <style:style style:name="P7" style:family="paragraph" style:parent-style-name="List_20_Paragraph" style:list-style-name="WWNum5">
      <style:paragraph-properties fo:margin-left="0.75in" fo:margin-right="0in" fo:text-indent="-0.25in" style:auto-text-indent="false"/>
    </style:style>
    <style:style style:name="P8" style:family="paragraph" style:parent-style-name="List_20_Paragraph" style:list-style-name="WWNum5">
      <style:paragraph-properties fo:margin-left="0.75in" fo:margin-right="0in" fo:margin-top="0in" fo:margin-bottom="0.111in" loext:contextual-spacing="true" fo:text-indent="-0.25in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icroservicio para e-commerce: Wallet</text:span></text:p>
      <text:p text:style-name="Standard"><text:span text:style-name="T2">Descripción</text:span></text:p>
      <text:p text:style-name="Standard">Se encarga se informar, cargar y debitar el crédito que poseen los usuarios en una billetera virtual. El saldo se debe a reembolsos por órdenes que no pudieron guardarse y opcionalmente a cargas realizadas por el usuario.</text:p>
      <text:p text:style-name="Standard"><text:span text:style-name="T2">Funciones</text:span></text:p>
      <text:list xml:id="list7431002165550676503" text:style-name="WWNum1">
        <text:list-item>
          <text:p text:style-name="P3">Almacenar crédito, individual para cada usuario.</text:p>
        </text:list-item>
        <text:list-item>
          <text:p text:style-name="P3">Reembolsar órdenes cobradas que no pudieron guardarse.</text:p>
        </text:list-item>
        <text:list-item>
          <text:p text:style-name="P3">Permitir al usuario cargar saldo a la billetera para uso futuro.</text:p>
        </text:list-item>
        <text:list-item>
          <text:p text:style-name="P3">Permitir el uso del crédito como medio de pago para abonar órdenes.</text:p>
        </text:list-item>
        <text:list-item>
          <text:p text:style-name="P3">Informar disponibilidad de crédito de un usuario a otros microservicios.</text:p>
        </text:list-item>
        <text:list-item>
          <text:p text:style-name="P3">Informar saldo de su billetera al usuario.</text:p>
        </text:list-item>
      </text:list>
      <text:p text:style-name="Standard"><text:span text:style-name="T2">Interfaces</text:span></text:p>
      <text:p text:style-name="Standard">REST:</text:p>
      <text:p text:style-name="P1">Ofrece:</text:p>
      <text:list xml:id="list5176138646681202802" text:style-name="WWNum2">
        <text:list-item>
          <text:p text:style-name="P4">/wallet - Raíz de la API</text:p>
        </text:list-item>
        <text:list-item>
          <text:p text:style-name="P4">/wallet/status – Informe de estado del microservicio</text:p>
        </text:list-item>
        <text:list-item>
          <text:p text:style-name="P4">/wallet/transaction:id – Generación y verificación de estado de transacciones</text:p>
        </text:list-item>
        <text:list-item>
          <text:p text:style-name="P4">/wallet/:id/transactions – Vista de transacciones de una billetera virtual</text:p>
        </text:list-item>
        <text:list-item>
          <text:p text:style-name="P4">/wallet/:id/credit – Verificación de saldo y consulta de saldo por el usuario</text:p>
        </text:list-item>
        <text:list-item>
          <text:p text:style-name="P4"><text:bookmark text:name="_GoBack"/>/wallet/:id/user – Información del usuario propietario</text:p>
        </text:list-item>
      </text:list>
      <text:p text:style-name="P1">Consume:</text:p>
      <text:list xml:id="list351515852665799802" text:style-name="WWNum4">
        <text:list-item>
          <text:p text:style-name="P5">Auth – Autenticación de usuario</text:p>
        </text:list-item>
      </text:list>
      <text:p text:style-name="P1">Extiende:</text:p>
      <text:list xml:id="list215044208670053" text:continue-numbering="true" text:style-name="WWNum4">
        <text:list-item>
          <text:p text:style-name="P5">Order – Pagos con crédito en billetera virtual</text:p>
        </text:list-item>
      </text:list>
      <text:p text:style-name="P1">Reemplaza:</text:p>
      <text:list xml:id="list215044513467787" text:continue-numbering="true" text:style-name="WWNum4">
        <text:list-item>
          <text:p text:style-name="P5">Order – Reembolsos a billetera virtual</text:p>
        </text:list-item>
      </text:list>
      <text:p text:style-name="Standard">Mensajes:</text:p>
      <text:p text:style-name="P1">Produce:</text:p>
      <text:list xml:id="list7583616532360987811" text:style-name="WWNum3">
        <text:list-item>
          <text:p text:style-name="P6">Verificación de transacción</text:p>
        </text:list-item>
        <text:list-item>
          <text:p text:style-name="P6">Fallo de transacción al finalizar reintentos</text:p>
        </text:list-item>
        <text:list-item>
          <text:p text:style-name="P6">Reinicio de servicio</text:p>
        </text:list-item>
      </text:list>
      <text:p text:style-name="P1"><text:soft-page-break/>Consume:</text:p>
      <text:list xml:id="list3886969034602921271" text:style-name="WWNum5">
        <text:list-item>
          <text:p text:style-name="P7">Auth – Expiración de token</text:p>
        </text:list-item>
        <text:list-item>
          <text:p text:style-name="P8">Order – Anulación de órde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7:21:00</meta:creation-date>
    <meta:initial-creator>Andres Bonilla</meta:initial-creator>
    <dc:language>en-US</dc:language>
    <dc:date>2018-09-27T21:47:27</dc:date>
    <meta:editing-cycles>4</meta:editing-cycles>
    <meta:editing-duration>PT16H33M</meta:editing-duration>
    <meta:generator>LibreOffice/5.1.6.2$Linux_X86_64 LibreOffice_project/10m0$Build-2</meta:generator>
    <meta:document-statistic meta:table-count="0" meta:image-count="0" meta:object-count="0" meta:page-count="2" meta:paragraph-count="33" meta:word-count="205" meta:character-count="1337" meta:non-whitespace-character-count="1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